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6a44" officeooo:paragraph-rsid="00146a44"/>
    </style:style>
    <style:style style:name="P2" style:family="paragraph" style:parent-style-name="Standard">
      <style:text-properties officeooo:rsid="00151b19" officeooo:paragraph-rsid="00151b19"/>
    </style:style>
    <style:style style:name="P3" style:family="paragraph" style:parent-style-name="Standard">
      <style:text-properties officeooo:rsid="0015b17b" officeooo:paragraph-rsid="0015b17b"/>
    </style:style>
    <style:style style:name="T1" style:family="text">
      <style:text-properties officeooo:rsid="00170d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 Gatti<text:tab/><text:tab/><text:tab/><text:tab/><text:tab/><text:tab/><text:tab/><text:tab/><text:tab/><text:tab/>Lab 7 – Scala</text:p>
      <text:p text:style-name="P1"/>
      <text:p text:style-name="P3">Code is in censor.scala</text:p>
      <text:p text:style-name="P3"/>
      <text:p text:style-name="P3">Output:</text:p>
      <text:p text:style-name="P3"/>
      <text:p text:style-name="P3">gattim@Sonmi:~/Source/Repos/CSC351$ scala censor.scala</text:p>
      <text:p text:style-name="P3">Shouldn't change</text:p>
      <text:p text:style-name="P3">Pucky</text:p>
      <text:p text:style-name="P3">Beans</text:p>
      <text:p text:style-name="P3"/>
      <text:p text:style-name="P1"/>
      <text:p text:style-name="P1">1) Connection between Scala and Java:</text:p>
      <text:p text:style-name="P1"/>
      <text:p text:style-name="P1">Scala runs on the JVM, can use java libraries directly, it is statically typed, similar syntax, supports OOP.</text:p>
      <text:p text:style-name="P1"/>
      <text:p text:style-name="P1">2) Example for use of Scala:</text:p>
      <text:p text:style-name="P1"/>
      <text:p text:style-name="P2">A project that needs fast calculating mathematical solutions that need to run concurrently without the unpredictability of mutability but can also scale in a structured design. I would say something like thermo-nuclear war statistics. <text:s text:c="2"/></text:p>
      <text:p text:style-name="P1"/>
      <text:p text:style-name="P1">3) Describe currying:</text:p>
      <text:p text:style-name="P1"/>
      <text:p text:style-name="P3">Currying is when every function takes in only one input and sends out only one output. Example being if <text:span text:style-name="T1">you an add function you would get the first number as a parameter and then can get the second number to add as a lambda function.</text:span></text:p>
      <text:p text:style-name="P1"/>
      <text:p text:style-name="P1">4) Drawback to using Scala:</text:p>
      <text:p text:style-name="P1"/>
      <text:p text:style-name="P2">The local type interface has limitations.</text:p>
      <text:p text:style-name="P1"/>
      <text:p text:style-name="P1">5) Compare experience of Scala and Java:</text:p>
      <text:p text:style-name="P1"/>
      <text:p text:style-name="P2">For starters, Scala can be run in a shell. Secondly, you do not need to use semicolons in the code. It is simpler to do functions like printing because you do not need the boilerplate shenanigans like System.out.println you can just write println. The data types are not explicitly typed in Scala (but they are strongly typed). Everything in scala is an object. </text:p>
      <text:p text:style-name="P1"/>
      <text:p text:style-name="P1">6) Discuss availability of and uses for interactive shells in terms of programming languages:</text:p>
      <text:p text:style-name="P1"/>
      <text:p text:style-name="P1">Interactive shells are available in most interpreted languages (Python, Ruby, etc.) and a lot of functional languages (lisp, prolog, etc.). To me, I do not need them. I like my code in files that are read by the compiler or the interpreter so I do not lose any of the code I write. I guess they serve a purpose in the sense that you can go in and use something like python to interact with the os. But, like I said, I feel there are better ways of accomplishing these 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04:53:04.778403478</meta:creation-date>
    <dc:date>2015-12-18T06:26:00.027794356</dc:date>
    <meta:editing-duration>PT2M4S</meta:editing-duration>
    <meta:editing-cycles>1</meta:editing-cycles>
    <meta:document-statistic meta:table-count="0" meta:image-count="0" meta:object-count="0" meta:page-count="1" meta:paragraph-count="19" meta:word-count="315" meta:character-count="1845" meta:non-whitespace-character-count="1535"/>
    <meta:generator>LibreOffice/5.0.2.2$Linux_X86_64 LibreOffice_project/00m0$Build-2</meta:generator>
  </office:meta>
</office:document-meta>
</file>